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ítulo2" style:family="paragraph">
      <style:paragraph-properties fo:text-align="center"/>
      <style:text-properties style:font-name="Comic Sans MS" fo:font-size="15pt" style:font-size-asian="15pt" style:font-size-complex="15pt"/>
    </style:style>
    <style:style style:name="P3" style:parent-style-name="Textbody" style:family="paragraph">
      <style:text-properties style:font-name="Courier New" fo:font-weight="bold" style:font-weight-asian="bold" style:font-weight-complex="bold" fo:font-size="13pt" style:font-size-asian="13pt" style:font-size-complex="13pt"/>
    </style:style>
    <style:style style:name="P4" style:parent-style-name="Textbody" style:family="paragraph">
      <style:text-properties style:font-name="Courier New" fo:font-weight="bold" style:font-weight-asian="bold" style:font-weight-complex="bold" fo:font-size="13pt" style:font-size-asian="13pt" style:font-size-complex="13pt"/>
    </style:style>
    <style:style style:name="P5" style:parent-style-name="Textbody" style:family="paragraph">
      <style:text-properties style:font-name="Courier New" fo:font-weight="bold" style:font-weight-asian="bold" style:font-weight-complex="bold" fo:font-size="13pt" style:font-size-asian="13pt" style:font-size-complex="13pt"/>
    </style:style>
    <style:style style:name="P6" style:parent-style-name="Textbody" style:family="paragraph">
      <style:text-properties style:font-name="Courier New"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/>
      <text:h text:style-name="P2" text:outline-level="2"><text:bookmark-start text:name="yui_3_17_2_1_1569597594513_47"/><text:bookmark-end text:name="yui_3_17_2_1_1569597594513_47"/>Preguntas Plataformas web libres y propietarias</text:h>
      <text:p text:style-name="Standard"/>
      <text:p text:style-name="Textbody"/>
      <text:p text:style-name="P3">1.- ¿Qué es la plataforma LAMP?</text:p>
      <text:p text:style-name="Standard">LAMP es el acrónimo usado para describir un sistema de infraestructura de internet que usa las siguientes herramientas: Linux<text:s/>o<text:s/>el sistema operativo.</text:p>
      <text:p text:style-name="Standard">La combinación de estas tecnologías es usada principalmente para definir la infraestructura de un servidor web, utilizando un paradigma de programación para el desarrollo.</text:p>
      <text:p text:style-name="Standard"/>
      <text:p text:style-name="Standard"/>
      <text:p text:style-name="Standard"/>
      <text:p text:style-name="P4">2.- ¿Qué es WISA?</text:p>
      <text:p text:style-name="Textbody">WISA está basada en una tecnología desarrolladas por la compañía Microsoft. Sus componentes son Windows (sistema operativo), Internet Information Services (servidor web), SQL Server (manejador de bases de datos) y ASP.</text:p>
      <text:p text:style-name="Textbody"/>
      <text:p text:style-name="P5">3.- ¿Qué plataforma elegirías si te montaras una empresa de desarrollo web?</text:p>
      <text:p text:style-name="Textbody">Dependiendo del tamaño de la empresa<text:s/>elegiría<text:s/>una u otra, En caso de que fuera una empresa pequeña o mediana<text:s/>elegiría<text:s/>LAMP ya que existe una gran cantidad de aplicaciones<text:s/>para poder utilizar, además de que al ser código abierto el costo es más barato.</text:p>
      <text:p text:style-name="Textbody">En caso de que la empresa fuera más grande utilizaría WISA ya que es una plataforma mucho mas robusta</text:p>
      <text:p text:style-name="P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2ºDAW<text:tab/><text:tab/>Pau Llorens Martinez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 Llorens</meta:initial-creator>
    <dc:creator>Pau Llorens</dc:creator>
    <meta:creation-date>2019-09-27T17:20:00Z</meta:creation-date>
    <dc:date>2019-09-29T12:31:00Z</dc:date>
    <meta:print-date>2019-09-29T12:30:00Z</meta:print-date>
    <meta:template xlink:href="Normal.dotm" xlink:type="simple"/>
    <meta:editing-cycles>4</meta:editing-cycles>
    <meta:editing-duration>PT2160S</meta:editing-duration>
    <meta:document-statistic meta:page-count="1" meta:paragraph-count="2" meta:word-count="165" meta:character-count="1076" meta:row-count="7" meta:non-whitespace-character-count="913"/>
  </office:meta>
</office:document-meta>
</file>